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style:font-name="Cloister Black" fo:font-size="18pt" officeooo:rsid="0054d6dd" officeooo:paragraph-rsid="0054d6dd" style:font-size-asian="18pt" style:font-size-complex="18pt"/>
    </style:style>
    <style:style style:name="P2" style:family="paragraph" style:parent-style-name="Standard">
      <style:paragraph-properties fo:text-align="start" style:justify-single-word="false"/>
      <style:text-properties style:font-name="Sans-serif" fo:font-size="9pt" officeooo:paragraph-rsid="006a6e07" style:font-size-asian="9pt" style:font-size-complex="9pt"/>
    </style:style>
    <style:style style:name="P3" style:family="paragraph" style:parent-style-name="Standard">
      <style:paragraph-properties fo:text-align="start" style:justify-single-word="false"/>
      <style:text-properties style:font-name="Sans-serif" fo:font-size="9pt" officeooo:paragraph-rsid="00581c4a" style:font-size-asian="9pt" style:font-size-complex="9pt"/>
    </style:style>
    <style:style style:name="P4" style:family="paragraph" style:parent-style-name="Standard">
      <style:paragraph-properties fo:text-align="start" style:justify-single-word="false"/>
      <style:text-properties style:font-name="Sans-serif" fo:font-size="9pt" officeooo:paragraph-rsid="00a9845f" style:font-size-asian="9pt" style:font-size-complex="9pt"/>
    </style:style>
    <style:style style:name="P5" style:family="paragraph" style:parent-style-name="Standard">
      <style:paragraph-properties fo:text-align="start" style:justify-single-word="false"/>
      <style:text-properties style:font-name="Sans-serif" fo:font-size="9pt" officeooo:paragraph-rsid="00e59fbf" style:font-size-asian="9pt" style:font-size-complex="9pt"/>
    </style:style>
    <style:style style:name="P6" style:family="paragraph" style:parent-style-name="Standard">
      <style:paragraph-properties fo:text-align="start" style:justify-single-word="false"/>
      <style:text-properties style:font-name="Sans-serif" fo:font-size="9pt" officeooo:paragraph-rsid="00fb29c3" style:font-size-asian="9pt" style:font-size-complex="9pt"/>
    </style:style>
    <style:style style:name="P7" style:family="paragraph" style:parent-style-name="Standard">
      <style:paragraph-properties fo:text-align="start" style:justify-single-word="false"/>
      <style:text-properties style:font-name="Sans-serif" fo:font-size="9pt" officeooo:paragraph-rsid="014b7157" style:font-size-asian="9pt" style:font-size-complex="9pt"/>
    </style:style>
    <style:style style:name="P8" style:family="paragraph" style:parent-style-name="Standard">
      <style:paragraph-properties fo:text-align="start" style:justify-single-word="false"/>
      <style:text-properties style:font-name="Sans-serif" fo:font-size="9pt" officeooo:paragraph-rsid="00a67795" style:font-size-asian="9pt" style:font-size-complex="9pt"/>
    </style:style>
    <style:style style:name="P9" style:family="paragraph" style:parent-style-name="Standard">
      <style:paragraph-properties fo:text-align="start" style:justify-single-word="false"/>
      <style:text-properties style:font-name="Sans-serif" fo:font-size="9pt" officeooo:paragraph-rsid="014e8b83" style:font-size-asian="9pt" style:font-size-complex="9pt"/>
    </style:style>
    <style:style style:name="P10" style:family="paragraph" style:parent-style-name="Standard">
      <style:paragraph-properties fo:text-align="start" style:justify-single-word="false"/>
      <style:text-properties style:font-name="Sans-serif" fo:font-size="9pt" officeooo:paragraph-rsid="018904b1" style:font-size-asian="9pt" style:font-size-complex="9pt"/>
    </style:style>
    <style:style style:name="P11" style:family="paragraph" style:parent-style-name="Standard">
      <style:paragraph-properties fo:text-align="start" style:justify-single-word="false"/>
      <style:text-properties style:font-name="Sans-serif" fo:font-size="9pt" officeooo:paragraph-rsid="01359f5d" style:font-size-asian="9pt" style:font-size-complex="9pt"/>
    </style:style>
    <style:style style:name="P12" style:family="paragraph" style:parent-style-name="Standard">
      <style:paragraph-properties fo:text-align="start" style:justify-single-word="false"/>
      <style:text-properties style:font-name="Sans-serif" fo:font-size="9pt" officeooo:paragraph-rsid="012c17f6" style:font-size-asian="9pt" style:font-size-complex="9pt"/>
    </style:style>
    <style:style style:name="P13" style:family="paragraph" style:parent-style-name="Standard">
      <style:paragraph-properties fo:text-align="start" style:justify-single-word="false"/>
      <style:text-properties style:font-name="Sans-serif" fo:font-size="9pt" officeooo:paragraph-rsid="01e0a95f" style:font-size-asian="9pt" style:font-size-complex="9pt"/>
    </style:style>
    <style:style style:name="P14" style:family="paragraph" style:parent-style-name="Standard">
      <style:paragraph-properties fo:text-align="start" style:justify-single-word="false"/>
      <style:text-properties style:font-name="Sans-serif" fo:font-size="9pt" officeooo:paragraph-rsid="01e1e3d9" style:font-size-asian="9pt" style:font-size-complex="9pt"/>
    </style:style>
    <style:style style:name="P15" style:family="paragraph" style:parent-style-name="Standard">
      <style:paragraph-properties fo:text-align="start" style:justify-single-word="false"/>
      <style:text-properties style:font-name="Sans-serif" fo:font-size="9pt" officeooo:paragraph-rsid="01e4d88c" style:font-size-asian="9pt" style:font-size-complex="9pt"/>
    </style:style>
    <style:style style:name="P16" style:family="paragraph" style:parent-style-name="Standard">
      <style:paragraph-properties fo:text-align="start" style:justify-single-word="false"/>
      <style:text-properties style:font-name="Sans-serif" fo:font-size="9pt" officeooo:paragraph-rsid="01f21e75" style:font-size-asian="9pt" style:font-size-complex="9pt"/>
    </style:style>
    <style:style style:name="P17" style:family="paragraph" style:parent-style-name="Standard">
      <style:paragraph-properties fo:text-align="start" style:justify-single-word="false"/>
      <style:text-properties style:font-name="Sans-serif" fo:font-size="9pt" officeooo:paragraph-rsid="020ccab1" style:font-size-asian="9pt" style:font-size-complex="9pt"/>
    </style:style>
    <style:style style:name="P18" style:family="paragraph" style:parent-style-name="Standard">
      <style:paragraph-properties fo:text-align="start" style:justify-single-word="false"/>
      <style:text-properties style:font-name="Sans-serif" fo:font-size="9pt" officeooo:paragraph-rsid="021519ab" style:font-size-asian="9pt" style:font-size-complex="9pt"/>
    </style:style>
    <style:style style:name="P19" style:family="paragraph" style:parent-style-name="Standard">
      <style:paragraph-properties fo:text-align="start" style:justify-single-word="false"/>
      <style:text-properties style:font-name="Sans-serif" fo:font-size="9pt" officeooo:paragraph-rsid="0237cd7e" style:font-size-asian="9pt" style:font-size-complex="9pt"/>
    </style:style>
    <style:style style:name="P20" style:family="paragraph" style:parent-style-name="Standard">
      <style:paragraph-properties fo:text-align="start" style:justify-single-word="false"/>
      <style:text-properties style:font-name="Sans-serif" fo:font-size="9pt" officeooo:rsid="00c9ad3c" officeooo:paragraph-rsid="00ce3552" style:font-size-asian="9pt" style:font-size-complex="9pt"/>
    </style:style>
    <style:style style:name="P21" style:family="paragraph" style:parent-style-name="Standard">
      <style:paragraph-properties fo:text-align="start" style:justify-single-word="false"/>
      <style:text-properties style:font-name="Sans-serif" fo:font-size="9pt" officeooo:rsid="00c9ad3c" officeooo:paragraph-rsid="011263b6" style:font-size-asian="9pt" style:font-size-complex="9pt"/>
    </style:style>
    <style:style style:name="P22" style:family="paragraph" style:parent-style-name="Standard">
      <style:paragraph-properties fo:text-align="start" style:justify-single-word="false"/>
      <style:text-properties style:font-name="Sans-serif" fo:font-size="9pt" officeooo:rsid="00c9ad3c" officeooo:paragraph-rsid="01500d82" style:font-size-asian="9pt" style:font-size-complex="9pt"/>
    </style:style>
    <style:style style:name="P23" style:family="paragraph" style:parent-style-name="Standard">
      <style:paragraph-properties fo:text-align="start" style:justify-single-word="false"/>
      <style:text-properties style:font-name="Sans-serif" fo:font-size="9pt" officeooo:rsid="00cec5ff" officeooo:paragraph-rsid="00d2b2af" style:font-size-asian="9pt" style:font-size-complex="9pt"/>
    </style:style>
    <style:style style:name="P24" style:family="paragraph" style:parent-style-name="Standard">
      <style:paragraph-properties fo:text-align="start" style:justify-single-word="false"/>
      <style:text-properties style:font-name="Sans-serif" fo:font-size="9pt" officeooo:rsid="00cec5ff" officeooo:paragraph-rsid="014d32e9" style:font-size-asian="9pt" style:font-size-complex="9pt"/>
    </style:style>
    <style:style style:name="P25" style:family="paragraph" style:parent-style-name="Standard">
      <style:paragraph-properties fo:text-align="start" style:justify-single-word="false"/>
      <style:text-properties style:font-name="Sans-serif" fo:font-size="9pt" officeooo:rsid="00cec5ff" officeooo:paragraph-rsid="016691a8" style:font-size-asian="9pt" style:font-size-complex="9pt"/>
    </style:style>
    <style:style style:name="P26" style:family="paragraph" style:parent-style-name="Standard">
      <style:paragraph-properties fo:text-align="start" style:justify-single-word="false"/>
      <style:text-properties style:font-name="Sans-serif" fo:font-size="9pt" officeooo:rsid="00cec5ff" officeooo:paragraph-rsid="01265210" style:font-size-asian="9pt" style:font-size-complex="9pt"/>
    </style:style>
    <style:style style:name="P27" style:family="paragraph" style:parent-style-name="Standard">
      <style:paragraph-properties fo:text-align="start" style:justify-single-word="false"/>
      <style:text-properties style:font-name="Sans-serif" fo:font-size="9pt" fo:font-style="normal" officeooo:rsid="00cec5ff" officeooo:paragraph-rsid="014d32e9" style:font-size-asian="9pt" style:font-style-asian="normal" style:font-size-complex="9pt" style:font-style-complex="normal"/>
    </style:style>
    <style:style style:name="P28" style:family="paragraph" style:parent-style-name="Standard">
      <style:paragraph-properties fo:text-align="start" style:justify-single-word="false"/>
      <style:text-properties style:font-name="Sans-serif" fo:font-size="9pt" fo:font-weight="bold" officeooo:rsid="00765b17" officeooo:paragraph-rsid="020ccab1" style:font-size-asian="9pt" style:font-weight-asian="bold" style:font-size-complex="9pt" style:font-weight-complex="bold"/>
    </style:style>
    <style:style style:name="P29" style:family="paragraph" style:parent-style-name="Standard">
      <style:paragraph-properties fo:text-align="start" style:justify-single-word="false"/>
      <style:text-properties style:font-name="Sans-serif" fo:font-size="8.30000019073486pt" officeooo:paragraph-rsid="00f783ae" style:font-size-asian="8.30000019073486pt" style:font-size-complex="8.30000019073486pt"/>
    </style:style>
    <style:style style:name="P30" style:family="paragraph" style:parent-style-name="Standard">
      <style:paragraph-properties fo:text-align="start" style:justify-single-word="false"/>
      <style:text-properties style:font-name="Sans-serif" fo:font-size="8.30000019073486pt" officeooo:paragraph-rsid="00fb29c3" style:font-size-asian="8.30000019073486pt" style:font-size-complex="8.30000019073486pt"/>
    </style:style>
    <style:style style:name="P31" style:family="paragraph" style:parent-style-name="Standard">
      <style:paragraph-properties fo:text-align="start" style:justify-single-word="false"/>
      <style:text-properties style:font-name="Sans-serif" fo:font-size="8.30000019073486pt" officeooo:paragraph-rsid="00fa4a4d" style:font-size-asian="8.30000019073486pt" style:font-size-complex="8.30000019073486pt"/>
    </style:style>
    <style:style style:name="P32" style:family="paragraph" style:parent-style-name="Standard">
      <style:paragraph-properties fo:text-align="start" style:justify-single-word="false"/>
      <style:text-properties style:font-name="Sans-serif" fo:font-size="8.30000019073486pt" officeooo:paragraph-rsid="00f88e4e" style:font-size-asian="8.30000019073486pt" style:font-size-complex="8.30000019073486pt"/>
    </style:style>
    <style:style style:name="P33" style:family="paragraph" style:parent-style-name="Standard">
      <style:paragraph-properties fo:text-align="start" style:justify-single-word="false"/>
      <style:text-properties officeooo:paragraph-rsid="00fb29c3"/>
    </style:style>
    <style:style style:name="P34" style:family="paragraph" style:parent-style-name="Standard">
      <style:paragraph-properties fo:text-align="start" style:justify-single-word="false"/>
      <style:text-properties fo:font-size="9pt" officeooo:paragraph-rsid="006a6e07" style:font-size-asian="9pt" style:font-size-complex="9pt"/>
    </style:style>
    <style:style style:name="P35" style:family="paragraph" style:parent-style-name="Standard">
      <style:paragraph-properties fo:text-align="start" style:justify-single-word="false"/>
      <style:text-properties officeooo:rsid="00cec5ff" officeooo:paragraph-rsid="00d2b2af"/>
    </style:style>
    <style:style style:name="P36" style:family="paragraph" style:parent-style-name="Standard">
      <style:paragraph-properties fo:text-align="start" style:justify-single-word="false"/>
      <style:text-properties officeooo:rsid="00cec5ff" officeooo:paragraph-rsid="01265210"/>
    </style:style>
    <style:style style:name="P37" style:family="paragraph" style:parent-style-name="Standard">
      <loext:graphic-properties draw:fill="none"/>
      <style:paragraph-properties fo:margin-left="0.1866in" fo:margin-right="0in" fo:text-align="start" style:justify-single-word="false" fo:text-indent="-0.1866in" style:auto-text-indent="false" fo:background-color="transparent"/>
      <style:text-properties style:font-name="Sans-serif" fo:font-size="9pt" officeooo:rsid="00c9ad3c" officeooo:paragraph-rsid="0116369a" style:font-size-asian="9pt" style:font-size-complex="9pt"/>
    </style:style>
    <style:style style:name="P38" style:family="paragraph" style:parent-style-name="Standard">
      <loext:graphic-properties draw:fill="none"/>
      <style:paragraph-properties fo:margin-left="0.1866in" fo:margin-right="0in" fo:text-align="start" style:justify-single-word="false" fo:text-indent="-0.1866in" style:auto-text-indent="false" fo:background-color="transparent"/>
      <style:text-properties style:font-name="Sans-serif" fo:font-size="9pt" officeooo:rsid="00cec5ff" officeooo:paragraph-rsid="016691a8" style:font-size-asian="9pt" style:font-size-complex="9pt"/>
    </style:style>
    <style:style style:name="P39" style:family="paragraph" style:parent-style-name="Standard">
      <loext:graphic-properties draw:fill="none"/>
      <style:paragraph-properties fo:margin-left="0.1866in" fo:margin-right="0in" fo:text-align="start" style:justify-single-word="false" fo:text-indent="-0.1866in" style:auto-text-indent="false" fo:background-color="transparent"/>
      <style:text-properties style:font-name="Sans-serif" fo:font-size="9pt" officeooo:paragraph-rsid="01e450e8" style:font-size-asian="9pt" style:font-size-complex="9pt"/>
    </style:style>
    <style:style style:name="P40" style:family="paragraph" style:parent-style-name="Standard">
      <loext:graphic-properties draw:fill="none"/>
      <style:paragraph-properties fo:margin-left="0.1866in" fo:margin-right="0in" fo:text-align="start" style:justify-single-word="false" fo:text-indent="-0.1866in" style:auto-text-indent="false" fo:background-color="transparent"/>
      <style:text-properties style:font-name="Sans-serif" fo:font-size="9pt" officeooo:paragraph-rsid="0237cd7e" style:font-size-asian="9pt" style:font-size-complex="9pt"/>
    </style:style>
    <style:style style:name="P41" style:family="paragraph" style:parent-style-name="Standard" style:master-page-name="">
      <loext:graphic-properties draw:fill="none"/>
      <style:paragraph-properties fo:margin-left="0.1866in" fo:margin-right="0in" fo:text-align="start" style:justify-single-word="false" fo:text-indent="-0.1866in" style:auto-text-indent="false" style:page-number="auto" fo:background-color="transparent"/>
      <style:text-properties style:font-name="Sans-serif" fo:font-size="9pt" officeooo:rsid="00c9ad3c" officeooo:paragraph-rsid="0116828f" style:font-size-asian="9pt" style:font-size-complex="9pt"/>
    </style:style>
    <style:style style:name="P42" style:family="paragraph" style:parent-style-name="Standard" style:master-page-name="">
      <loext:graphic-properties draw:fill="none"/>
      <style:paragraph-properties fo:margin-left="0.1866in" fo:margin-right="0in" fo:text-align="start" style:justify-single-word="false" fo:text-indent="-0.1866in" style:auto-text-indent="false" style:page-number="auto" fo:background-color="transparent"/>
      <style:text-properties style:font-name="Sans-serif" fo:font-size="9pt" officeooo:rsid="00cec5ff" officeooo:paragraph-rsid="016691a8" style:font-size-asian="9pt" style:font-size-complex="9pt"/>
    </style:style>
    <style:style style:name="P43" style:family="paragraph" style:parent-style-name="Standard" style:master-page-name="">
      <loext:graphic-properties draw:fill="none"/>
      <style:paragraph-properties fo:margin-left="0.1866in" fo:margin-right="0in" fo:text-align="start" style:justify-single-word="false" fo:text-indent="-0.1866in" style:auto-text-indent="false" style:page-number="auto" fo:background-color="transparent"/>
      <style:text-properties style:font-name="Sans-serif" fo:font-size="9pt" officeooo:paragraph-rsid="01e450e8" style:font-size-asian="9pt" style:font-size-complex="9pt"/>
    </style:style>
    <style:style style:name="P44" style:family="paragraph" style:parent-style-name="Standard" style:master-page-name="">
      <loext:graphic-properties draw:fill="none"/>
      <style:paragraph-properties fo:margin-left="0.1866in" fo:margin-right="0in" fo:text-align="start" style:justify-single-word="false" fo:text-indent="-0.1866in" style:auto-text-indent="false" style:page-number="auto" fo:background-color="transparent"/>
      <style:text-properties style:font-name="Sans-serif" fo:font-size="9pt" officeooo:paragraph-rsid="0237cd7e" style:font-size-asian="9pt" style:font-size-complex="9pt"/>
    </style:style>
    <style:style style:name="P45" style:family="paragraph" style:parent-style-name="Standard">
      <style:paragraph-properties fo:text-align="start" style:justify-single-word="false" style:writing-mode="lr-tb"/>
      <style:text-properties style:font-name="Sans-serif" fo:font-size="9pt" officeooo:paragraph-rsid="012917dd" style:font-size-asian="9pt" style:font-size-complex="9pt"/>
    </style:style>
    <style:style style:name="P46" style:family="paragraph" style:parent-style-name="Standard">
      <style:paragraph-properties fo:text-align="start" style:justify-single-word="false" style:writing-mode="lr-tb"/>
      <style:text-properties style:font-name="Sans-serif" fo:font-size="9pt" officeooo:paragraph-rsid="01b1cb52" style:font-size-asian="9pt" style:font-size-complex="9pt"/>
    </style:style>
    <style:style style:name="P47" style:family="paragraph" style:parent-style-name="Standard">
      <style:paragraph-properties fo:text-align="start" style:justify-single-word="false" style:writing-mode="lr-tb"/>
      <style:text-properties style:font-name="Sans-serif" fo:font-size="9pt" officeooo:paragraph-rsid="01b8c434" style:font-size-asian="9pt" style:font-size-complex="9pt"/>
    </style:style>
    <style:style style:name="P48" style:family="paragraph" style:parent-style-name="Standard">
      <style:paragraph-properties fo:text-align="start" style:justify-single-word="false" style:writing-mode="lr-tb"/>
      <style:text-properties style:font-name="Sans-serif" fo:font-size="9pt" fo:font-weight="bold" officeooo:rsid="00765b17" officeooo:paragraph-rsid="012917dd" style:font-size-asian="9pt" style:font-weight-asian="bold" style:font-size-complex="9pt" style:font-weight-complex="bold"/>
    </style:style>
    <style:style style:name="P49" style:family="paragraph" style:parent-style-name="Standard">
      <style:paragraph-properties fo:text-align="start" style:justify-single-word="false" style:writing-mode="lr-tb"/>
      <style:text-properties style:font-name="Sans-serif" fo:font-size="9pt" fo:font-weight="bold" officeooo:paragraph-rsid="0126ddb8" style:font-size-asian="9pt" style:font-weight-asian="bold" style:font-size-complex="9pt" style:font-weight-complex="bold"/>
    </style:style>
    <style:style style:name="P50"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236in"/>
        </style:tab-stops>
      </style:paragraph-properties>
      <style:text-properties officeooo:paragraph-rsid="01152c4c"/>
    </style:style>
    <style:style style:name="P51" style:family="paragraph" style:parent-style-name="Standard">
      <style:paragraph-properties fo:text-align="start" style:justify-single-word="false" fo:break-before="column"/>
      <style:text-properties style:font-name="Sans-serif" fo:font-size="9pt" officeooo:paragraph-rsid="006a6e07" style:font-size-asian="9pt" style:font-size-complex="9pt"/>
    </style:style>
    <style:style style:name="P52" style:family="paragraph" style:parent-style-name="Standard" style:list-style-name="L2">
      <loext:graphic-properties draw:fill="none"/>
      <style:paragraph-properties fo:text-align="start" style:justify-single-word="false" fo:background-color="transparent">
        <style:tab-stops>
          <style:tab-stop style:position="-0.1236in"/>
        </style:tab-stops>
      </style:paragraph-properties>
      <style:text-properties style:font-name="Sans-serif" fo:font-size="9pt" officeooo:rsid="00c9ad3c" officeooo:paragraph-rsid="019c52bc" style:font-size-asian="9pt" style:font-size-complex="9pt"/>
    </style:style>
    <style:style style:name="P53" style:family="paragraph" style:parent-style-name="Standard" style:list-style-name="L2">
      <loext:graphic-properties draw:fill="none"/>
      <style:paragraph-properties fo:text-align="start" style:justify-single-word="false" fo:background-color="transparent">
        <style:tab-stops>
          <style:tab-stop style:position="-0.1236in"/>
        </style:tab-stops>
      </style:paragraph-properties>
      <style:text-properties style:font-name="Sans-serif" fo:font-size="9pt" officeooo:rsid="00765b17" officeooo:paragraph-rsid="019c52bc" style:font-size-asian="9pt" style:font-size-complex="9pt"/>
    </style:style>
    <style:style style:name="P54" style:family="paragraph" style:parent-style-name="Standard" style:list-style-name="L4">
      <loext:graphic-properties draw:fill="none"/>
      <style:paragraph-properties fo:text-align="start" style:justify-single-word="false" fo:background-color="transparent"/>
      <style:text-properties style:font-name="Sans-serif" fo:font-size="9pt" officeooo:rsid="00cec5ff" officeooo:paragraph-rsid="016691a8" style:font-size-asian="9pt" style:font-size-complex="9pt"/>
    </style:style>
    <style:style style:name="P55" style:family="paragraph" style:parent-style-name="Standard" style:list-style-name="">
      <style:paragraph-properties fo:text-align="start" style:justify-single-word="false"/>
      <style:text-properties style:font-name="Sans-serif" fo:font-size="9pt" officeooo:rsid="0126ddb8" officeooo:paragraph-rsid="012917dd" style:font-size-asian="9pt" style:font-size-complex="9pt"/>
    </style:style>
    <style:style style:name="P56" style:family="paragraph" style:parent-style-name="Standard" style:list-style-name="L5">
      <loext:graphic-properties draw:fill="none"/>
      <style:paragraph-properties fo:text-align="start" style:justify-single-word="false" fo:background-color="transparent">
        <style:tab-stops>
          <style:tab-stop style:position="-0.1236in"/>
        </style:tab-stops>
      </style:paragraph-properties>
      <style:text-properties style:font-name="Sans-serif" fo:font-size="9pt" officeooo:rsid="01f95537" officeooo:paragraph-rsid="01f95537" style:font-size-asian="9pt" style:font-size-complex="9pt"/>
    </style:style>
    <style:style style:name="P57" style:family="paragraph" style:parent-style-name="Standard" style:list-style-name="L5">
      <loext:graphic-properties draw:fill="none"/>
      <style:paragraph-properties fo:text-align="start" style:justify-single-word="false" fo:background-color="transparent">
        <style:tab-stops>
          <style:tab-stop style:position="-0.1236in"/>
        </style:tab-stops>
      </style:paragraph-properties>
      <style:text-properties style:font-name="Sans-serif" fo:font-size="9pt" officeooo:rsid="020fb476" officeooo:paragraph-rsid="020fb476" style:font-size-asian="9pt" style:font-size-complex="9pt"/>
    </style:style>
    <style:style style:name="P58" style:family="paragraph" style:parent-style-name="Standard">
      <style:paragraph-properties fo:text-align="start" style:justify-single-word="false"/>
      <style:text-properties style:font-name="Sans-serif" fo:font-size="9pt" officeooo:paragraph-rsid="023ba434" style:font-size-asian="9pt" style:font-size-complex="9pt"/>
    </style:style>
    <style:style style:name="P59" style:family="paragraph" style:parent-style-name="Standard" style:list-style-name="L1" style:master-page-name="">
      <loext:graphic-properties draw:fill="none"/>
      <style:paragraph-properties fo:margin-left="0.1252in" fo:margin-right="0in" fo:text-align="start" style:justify-single-word="false" fo:text-indent="-0.1252in" style:auto-text-indent="false" style:page-number="auto" fo:background-color="transparent">
        <style:tab-stops>
          <style:tab-stop style:position="0.0335in"/>
        </style:tab-stops>
      </style:paragraph-properties>
      <style:text-properties style:font-name="Sans-serif" fo:font-size="9pt" officeooo:paragraph-rsid="005ba037" style:font-size-asian="9pt" style:font-size-complex="9pt"/>
    </style:style>
    <style:style style:name="P60" style:family="paragraph" style:parent-style-name="Standard" style:list-style-name="L3" style:master-page-name="">
      <loext:graphic-properties draw:fill="none"/>
      <style:paragraph-properties fo:margin-left="0.1252in" fo:margin-right="0in" fo:text-align="start" style:justify-single-word="false" fo:text-indent="-0.1252in" style:auto-text-indent="false" style:page-number="auto" fo:background-color="transparent">
        <style:tab-stops>
          <style:tab-stop style:position="0.1236in"/>
        </style:tab-stops>
      </style:paragraph-properties>
      <style:text-properties style:font-name="Sans-serif" fo:font-size="9pt" officeooo:rsid="00cec5ff" officeooo:paragraph-rsid="00d4845b" style:font-size-asian="9pt" style:font-size-complex="9pt"/>
    </style:style>
    <style:style style:name="P61" style:family="paragraph" style:parent-style-name="Standard" style:list-style-name="L1">
      <loext:graphic-properties draw:fill="none"/>
      <style:paragraph-properties fo:margin-left="0.1252in" fo:margin-right="0in" fo:text-align="start" style:justify-single-word="false" fo:text-indent="-0.1252in" style:auto-text-indent="false" fo:background-color="transparent">
        <style:tab-stops>
          <style:tab-stop style:position="0.0335in"/>
        </style:tab-stops>
      </style:paragraph-properties>
      <style:text-properties style:font-name="Sans-serif" fo:font-size="9pt" officeooo:paragraph-rsid="005ba037" style:font-size-asian="9pt" style:font-size-complex="9pt"/>
    </style:style>
    <style:style style:name="P62" style:family="paragraph" style:parent-style-name="Standard" style:list-style-name="L1">
      <loext:graphic-properties draw:fill="none"/>
      <style:paragraph-properties fo:margin-left="0.1252in" fo:margin-right="0in" fo:text-align="start" style:justify-single-word="false" fo:text-indent="-0.1252in" style:auto-text-indent="false" fo:background-color="transparent">
        <style:tab-stops>
          <style:tab-stop style:position="0.0335in"/>
        </style:tab-stops>
      </style:paragraph-properties>
      <style:text-properties style:font-name="Sans-serif" fo:font-size="9pt" officeooo:rsid="0142ef79" officeooo:paragraph-rsid="0142ef79" style:font-size-asian="9pt" style:font-size-complex="9pt"/>
    </style:style>
    <style:style style:name="P63" style:family="paragraph" style:parent-style-name="Standard" style:list-style-name="L3">
      <loext:graphic-properties draw:fill="none"/>
      <style:paragraph-properties fo:margin-left="0.1252in" fo:margin-right="0in" fo:text-align="start" style:justify-single-word="false" fo:text-indent="-0.1252in" style:auto-text-indent="false" fo:background-color="transparent">
        <style:tab-stops>
          <style:tab-stop style:position="0.1236in"/>
        </style:tab-stops>
      </style:paragraph-properties>
      <style:text-properties style:font-name="Sans-serif" fo:font-size="9pt" officeooo:rsid="00cec5ff" officeooo:paragraph-rsid="00d4845b" style:font-size-asian="9pt" style:font-size-complex="9pt"/>
    </style:style>
    <style:style style:name="P64" style:family="paragraph" style:parent-style-name="Standard" style:list-style-name="L3">
      <loext:graphic-properties draw:fill="none"/>
      <style:paragraph-properties fo:margin-left="0.1252in" fo:margin-right="0in" fo:text-align="start" style:justify-single-word="false" fo:text-indent="-0.1252in" style:auto-text-indent="false" fo:background-color="transparent">
        <style:tab-stops>
          <style:tab-stop style:position="0.1236in"/>
        </style:tab-stops>
      </style:paragraph-properties>
      <style:text-properties style:font-name="Sans-serif" fo:font-size="9pt" officeooo:rsid="00cec5ff" officeooo:paragraph-rsid="019c52bc" style:font-size-asian="9pt" style:font-size-complex="9pt"/>
    </style:style>
    <style:style style:name="P65" style:family="paragraph" style:parent-style-name="Standard" style:list-style-name="L3">
      <loext:graphic-properties draw:fill="none"/>
      <style:paragraph-properties fo:margin-left="0.1252in" fo:margin-right="0in" fo:text-align="start" style:justify-single-word="false" fo:text-indent="-0.1252in" style:auto-text-indent="false" fo:background-color="transparent">
        <style:tab-stops>
          <style:tab-stop style:position="0.1236in"/>
        </style:tab-stops>
      </style:paragraph-properties>
      <style:text-properties style:font-name="Sans-serif" fo:font-size="9pt" officeooo:rsid="00cec5ff" officeooo:paragraph-rsid="01445f30" style:font-size-asian="9pt" style:font-size-complex="9pt"/>
    </style:style>
    <style:style style:name="P66" style:family="paragraph" style:parent-style-name="Heading_20_2">
      <style:paragraph-properties fo:text-align="center" style:justify-single-word="false"/>
      <style:text-properties officeooo:rsid="00581c4a" officeooo:paragraph-rsid="00581c4a"/>
    </style:style>
    <style:style style:name="P67" style:family="paragraph" style:parent-style-name="Heading_20_2">
      <style:paragraph-properties fo:text-align="center" style:justify-single-word="false"/>
      <style:text-properties officeooo:rsid="00c9ad3c" officeooo:paragraph-rsid="00c9ad3c"/>
    </style:style>
    <style:style style:name="P68" style:family="paragraph" style:parent-style-name="Heading_20_2">
      <style:paragraph-properties fo:text-align="center" style:justify-single-word="false"/>
    </style:style>
    <style:style style:name="P69" style:family="paragraph" style:parent-style-name="Heading_20_2">
      <style:text-properties style:font-name="Sans-serif"/>
    </style:style>
    <style:style style:name="P70" style:family="paragraph" style:parent-style-name="Heading_20_3">
      <style:paragraph-properties fo:text-align="center" style:justify-single-word="false"/>
    </style:style>
    <style:style style:name="P71" style:family="paragraph" style:parent-style-name="Heading_20_3">
      <style:paragraph-properties fo:text-align="center" style:justify-single-word="false"/>
      <style:text-properties officeooo:rsid="01db3dcc" officeooo:paragraph-rsid="01db3dcc"/>
    </style:style>
    <style:style style:name="P72" style:family="paragraph" style:parent-style-name="Heading_20_3">
      <style:paragraph-properties fo:text-align="center" style:justify-single-word="false" fo:break-before="column"/>
    </style:style>
    <style:style style:name="P73" style:family="paragraph" style:parent-style-name="Heading_20_3">
      <style:paragraph-properties fo:text-align="center" style:justify-single-word="false" fo:break-before="page"/>
    </style:style>
    <style:style style:name="T1" style:family="text">
      <style:text-properties officeooo:rsid="00c88ec4"/>
    </style:style>
    <style:style style:name="T2" style:family="text">
      <style:text-properties fo:font-weight="bold" style:font-weight-asian="bold" style:font-weight-complex="bold"/>
    </style:style>
    <style:style style:name="T3" style:family="text">
      <style:text-properties fo:font-weight="bold" officeooo:rsid="00765b17" style:font-weight-asian="bold" style:font-weight-complex="bold"/>
    </style:style>
    <style:style style:name="T4" style:family="text">
      <style:text-properties fo:font-weight="bold" officeooo:rsid="0126ddb8" style:font-weight-asian="bold" style:font-weight-complex="bold"/>
    </style:style>
    <style:style style:name="T5" style:family="text">
      <style:text-properties fo:font-weight="bold" officeooo:rsid="0163f300" style:font-weight-asian="bold" style:font-weight-complex="bold"/>
    </style:style>
    <style:style style:name="T6" style:family="text">
      <style:text-properties fo:font-weight="bold" officeooo:rsid="0165279f" style:font-weight-asian="bold" style:font-weight-complex="bold"/>
    </style:style>
    <style:style style:name="T7" style:family="text">
      <style:text-properties fo:font-weight="bold" officeooo:rsid="015c54cf" style:font-weight-asian="bold" style:font-weight-complex="bold"/>
    </style:style>
    <style:style style:name="T8" style:family="text">
      <style:text-properties fo:font-weight="bold" officeooo:rsid="01d925e0" style:font-weight-asian="bold" style:font-weight-complex="bold"/>
    </style:style>
    <style:style style:name="T9" style:family="text">
      <style:text-properties fo:font-weight="bold" officeooo:rsid="01dffd4f" style:font-weight-asian="bold" style:font-weight-complex="bold"/>
    </style:style>
    <style:style style:name="T10" style:family="text">
      <style:text-properties fo:font-weight="bold" officeooo:rsid="01f0ee0d" style:font-weight-asian="bold" style:font-weight-complex="bold"/>
    </style:style>
    <style:style style:name="T11" style:family="text">
      <style:text-properties fo:font-weight="bold" officeooo:rsid="01f21e75" style:font-weight-asian="bold" style:font-weight-complex="bold"/>
    </style:style>
    <style:style style:name="T12" style:family="text">
      <style:text-properties fo:font-weight="bold" officeooo:rsid="0204f50c" style:font-weight-asian="bold" style:font-weight-complex="bold"/>
    </style:style>
    <style:style style:name="T13" style:family="text">
      <style:text-properties fo:font-weight="bold" officeooo:rsid="02120426" style:font-weight-asian="bold" style:font-weight-complex="bold"/>
    </style:style>
    <style:style style:name="T14" style:family="text">
      <style:text-properties fo:font-weight="bold" officeooo:rsid="02132bb9" style:font-weight-asian="bold" style:font-weight-complex="bold"/>
    </style:style>
    <style:style style:name="T15" style:family="text">
      <style:text-properties fo:font-weight="bold" officeooo:rsid="01263607" style:font-weight-asian="bold" style:font-weight-complex="bold"/>
    </style:style>
    <style:style style:name="T16" style:family="text">
      <style:text-properties fo:font-weight="bold" officeooo:rsid="01287009" style:font-weight-asian="bold" style:font-weight-complex="bold"/>
    </style:style>
    <style:style style:name="T17" style:family="text">
      <style:text-properties style:font-name="Sans-serif"/>
    </style:style>
    <style:style style:name="T18" style:family="text">
      <style:text-properties style:font-name="Sans-serif" fo:font-weight="bold" style:font-weight-asian="bold" style:font-weight-complex="bold"/>
    </style:style>
    <style:style style:name="T19" style:family="text">
      <style:text-properties style:font-name="Sans-serif" fo:font-size="9pt" fo:font-weight="bold" style:font-size-asian="9pt" style:font-weight-asian="bold" style:font-size-complex="9pt" style:font-weight-complex="bold"/>
    </style:style>
    <style:style style:name="T20" style:family="text">
      <style:text-properties style:font-name="Sans-serif" fo:font-size="9pt" fo:font-weight="bold" officeooo:rsid="00765b17" style:font-size-asian="9pt" style:font-weight-asian="bold" style:font-size-complex="9pt" style:font-weight-complex="bold"/>
    </style:style>
    <style:style style:name="T21" style:family="text">
      <style:text-properties style:font-name="Sans-serif" fo:font-size="9pt" fo:font-weight="bold" officeooo:rsid="0226b297" style:font-size-asian="9pt" style:font-weight-asian="bold" style:font-size-complex="9pt" style:font-weight-complex="bold"/>
    </style:style>
    <style:style style:name="T22" style:family="text">
      <style:text-properties style:font-name="Sans-serif" fo:font-size="9pt" style:font-size-asian="9pt" style:font-size-complex="9pt"/>
    </style:style>
    <style:style style:name="T23" style:family="text">
      <style:text-properties style:font-name="Sans-serif" fo:font-size="9pt" officeooo:rsid="0105030c" style:font-size-asian="9pt" style:font-size-complex="9pt"/>
    </style:style>
    <style:style style:name="T24" style:family="text">
      <style:text-properties style:font-name="Sans-serif" fo:font-size="9pt" officeooo:rsid="01a40288" style:font-size-asian="9pt" style:font-size-complex="9pt"/>
    </style:style>
    <style:style style:name="T25" style:family="text">
      <style:text-properties style:font-name="Sans-serif" fo:font-size="9pt" officeooo:rsid="01abf393" style:font-size-asian="9pt" style:font-size-complex="9pt"/>
    </style:style>
    <style:style style:name="T26" style:family="text">
      <style:text-properties style:font-name="Sans-serif" fo:font-size="9pt" officeooo:rsid="0226b297" style:font-size-asian="9pt" style:font-size-complex="9pt"/>
    </style:style>
    <style:style style:name="T27" style:family="text">
      <style:text-properties style:font-name="Sans-serif" fo:font-size="9pt" fo:font-style="italic" style:font-size-asian="9pt" style:font-style-asian="italic" style:font-size-complex="9pt" style:font-style-complex="italic"/>
    </style:style>
    <style:style style:name="T28" style:family="text">
      <style:text-properties style:font-name="Sans-serif" fo:font-size="9pt" fo:font-weight="normal" officeooo:rsid="0226b297" style:font-size-asian="9pt" style:font-weight-asian="normal" style:font-size-complex="9pt" style:font-weight-complex="normal"/>
    </style:style>
    <style:style style:name="T29" style:family="text">
      <style:text-properties style:font-name="Sans-serif" officeooo:rsid="00ab6e01"/>
    </style:style>
    <style:style style:name="T30" style:family="text">
      <style:text-properties style:font-name="Sans-serif" fo:font-size="8.30000019073486pt" fo:font-weight="bold" style:font-size-asian="8.30000019073486pt" style:font-weight-asian="bold" style:font-size-complex="8.30000019073486pt" style:font-weight-complex="bold"/>
    </style:style>
    <style:style style:name="T31" style:family="text">
      <style:text-properties style:font-name="Sans-serif" fo:font-size="8.30000019073486pt" fo:font-weight="bold" officeooo:rsid="00765b17" style:font-size-asian="8.30000019073486pt" style:font-weight-asian="bold" style:font-size-complex="8.30000019073486pt" style:font-weight-complex="bold"/>
    </style:style>
    <style:style style:name="T32" style:family="text">
      <style:text-properties style:font-name="Sans-serif" fo:font-size="8.30000019073486pt" style:font-size-asian="8.30000019073486pt" style:font-size-complex="8.30000019073486pt"/>
    </style:style>
    <style:style style:name="T33" style:family="text">
      <style:text-properties fo:font-style="italic" style:font-style-asian="italic" style:font-style-complex="italic"/>
    </style:style>
    <style:style style:name="T34" style:family="text">
      <style:text-properties fo:font-style="italic" officeooo:rsid="00765b17" style:font-style-asian="italic" style:font-style-complex="italic"/>
    </style:style>
    <style:style style:name="T35" style:family="text">
      <style:text-properties fo:font-style="italic" officeooo:rsid="015af6f4" style:font-style-asian="italic" style:font-style-complex="italic"/>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officeooo:rsid="0061cecd"/>
    </style:style>
    <style:style style:name="T38" style:family="text">
      <style:text-properties officeooo:rsid="00765b17"/>
    </style:style>
    <style:style style:name="T39" style:family="text">
      <style:text-properties officeooo:rsid="00a4bda8"/>
    </style:style>
    <style:style style:name="T40" style:family="text">
      <style:text-properties officeooo:rsid="00a5dcc8"/>
    </style:style>
    <style:style style:name="T41" style:family="text">
      <style:text-properties fo:font-style="normal" style:font-style-asian="normal" style:font-style-complex="normal"/>
    </style:style>
    <style:style style:name="T42" style:family="text">
      <style:text-properties fo:font-style="normal" officeooo:rsid="00765b17" style:font-style-asian="normal" style:font-style-complex="normal"/>
    </style:style>
    <style:style style:name="T43" style:family="text">
      <style:text-properties fo:font-style="normal" officeooo:rsid="019255ae" style:font-style-asian="normal" style:font-style-complex="normal"/>
    </style:style>
    <style:style style:name="T44" style:family="text">
      <style:text-properties officeooo:rsid="00d7d270"/>
    </style:style>
    <style:style style:name="T45" style:family="text">
      <style:text-properties officeooo:rsid="00f5e708"/>
    </style:style>
    <style:style style:name="T46" style:family="text">
      <style:text-properties fo:font-size="8.30000019073486pt" style:font-size-asian="8.30000019073486pt" style:font-size-complex="8.30000019073486pt"/>
    </style:style>
    <style:style style:name="T47" style:family="text">
      <style:text-properties fo:font-size="8.30000019073486pt" fo:font-weight="bold" style:font-size-asian="8.30000019073486pt" style:font-weight-asian="bold" style:font-size-complex="8.30000019073486pt" style:font-weight-complex="bold"/>
    </style:style>
    <style:style style:name="T48" style:family="text">
      <style:text-properties officeooo:rsid="013149c7"/>
    </style:style>
    <style:style style:name="T49" style:family="text">
      <style:text-properties officeooo:rsid="013ac9fe"/>
    </style:style>
    <style:style style:name="T50" style:family="text">
      <style:text-properties officeooo:rsid="01445f30"/>
    </style:style>
    <style:style style:name="T51" style:family="text">
      <style:text-properties officeooo:rsid="0147b902"/>
    </style:style>
    <style:style style:name="T52" style:family="text">
      <style:text-properties officeooo:rsid="0149b1e5"/>
    </style:style>
    <style:style style:name="T53" style:family="text">
      <style:text-properties officeooo:rsid="014e8b83"/>
    </style:style>
    <style:style style:name="T54" style:family="text">
      <style:text-properties fo:font-weight="normal" style:font-weight-asian="normal" style:font-weight-complex="normal"/>
    </style:style>
    <style:style style:name="T55" style:family="text">
      <style:text-properties fo:font-weight="normal" officeooo:rsid="014e8b83" style:font-weight-asian="normal" style:font-weight-complex="normal"/>
    </style:style>
    <style:style style:name="T56" style:family="text">
      <style:text-properties fo:font-weight="normal" officeooo:rsid="0163f300" style:font-weight-asian="normal" style:font-weight-complex="normal"/>
    </style:style>
    <style:style style:name="T57" style:family="text">
      <style:text-properties fo:font-weight="normal" officeooo:rsid="0165279f" style:font-weight-asian="normal" style:font-weight-complex="normal"/>
    </style:style>
    <style:style style:name="T58" style:family="text">
      <style:text-properties fo:font-weight="normal" officeooo:rsid="016c3e8d" style:font-weight-asian="normal" style:font-weight-complex="normal"/>
    </style:style>
    <style:style style:name="T59" style:family="text">
      <style:text-properties fo:font-weight="normal" officeooo:rsid="017f2f5d" style:font-weight-asian="normal" style:font-weight-complex="normal"/>
    </style:style>
    <style:style style:name="T60" style:family="text">
      <style:text-properties fo:font-weight="normal" officeooo:rsid="0126ddb8" style:font-weight-asian="normal" style:font-weight-complex="normal"/>
    </style:style>
    <style:style style:name="T61" style:family="text">
      <style:text-properties fo:font-weight="normal" officeooo:rsid="01d925e0" style:font-weight-asian="normal" style:font-weight-complex="normal"/>
    </style:style>
    <style:style style:name="T62" style:family="text">
      <style:text-properties fo:font-weight="normal" officeooo:rsid="01f0ee0d" style:font-weight-asian="normal" style:font-weight-complex="normal"/>
    </style:style>
    <style:style style:name="T63" style:family="text">
      <style:text-properties fo:font-weight="normal" officeooo:rsid="01f5b0cc" style:font-weight-asian="normal" style:font-weight-complex="normal"/>
    </style:style>
    <style:style style:name="T64" style:family="text">
      <style:text-properties fo:font-weight="normal" officeooo:rsid="021519ab" style:font-weight-asian="normal" style:font-weight-complex="normal"/>
    </style:style>
    <style:style style:name="T65" style:family="text">
      <style:text-properties fo:font-weight="normal" officeooo:rsid="01287009" style:font-weight-asian="normal" style:font-weight-complex="normal"/>
    </style:style>
    <style:style style:name="T66" style:family="text">
      <style:text-properties officeooo:rsid="016e8ce4"/>
    </style:style>
    <style:style style:name="T67" style:family="text">
      <style:text-properties officeooo:rsid="0172f82e"/>
    </style:style>
    <style:style style:name="T68" style:family="text">
      <style:text-properties officeooo:rsid="01738d27"/>
    </style:style>
    <style:style style:name="T69" style:family="text">
      <style:text-properties officeooo:rsid="01746653"/>
    </style:style>
    <style:style style:name="T70" style:family="text">
      <style:text-properties officeooo:rsid="01789e85"/>
    </style:style>
    <style:style style:name="T71" style:family="text">
      <style:text-properties style:text-underline-style="solid" style:text-underline-width="auto" style:text-underline-color="font-color" officeooo:rsid="0181de69"/>
    </style:style>
    <style:style style:name="T72" style:family="text">
      <style:text-properties style:text-underline-style="none" officeooo:rsid="0181de69"/>
    </style:style>
    <style:style style:name="T73" style:family="text">
      <style:text-properties officeooo:rsid="01a2622f"/>
    </style:style>
    <style:style style:name="T74" style:family="text">
      <style:text-properties officeooo:rsid="01a413a0"/>
    </style:style>
    <style:style style:name="T75" style:family="text">
      <style:text-properties officeooo:rsid="01a64e9a"/>
    </style:style>
    <style:style style:name="T76" style:family="text">
      <style:text-properties officeooo:rsid="01ab286e"/>
    </style:style>
    <style:style style:name="T77" style:family="text">
      <style:text-properties officeooo:rsid="01acd2d7"/>
    </style:style>
    <style:style style:name="T78" style:family="text">
      <style:text-properties officeooo:rsid="01af8729"/>
    </style:style>
    <style:style style:name="T79" style:family="text">
      <style:text-properties officeooo:rsid="01b1376e"/>
    </style:style>
    <style:style style:name="T80" style:family="text">
      <style:text-properties officeooo:rsid="01b192bd"/>
    </style:style>
    <style:style style:name="T81" style:family="text">
      <style:text-properties officeooo:rsid="01c8c072"/>
    </style:style>
    <style:style style:name="T82" style:family="text">
      <style:text-properties officeooo:rsid="01cb9292"/>
    </style:style>
    <style:style style:name="T83" style:family="text">
      <style:text-properties officeooo:rsid="01cedb97"/>
    </style:style>
    <style:style style:name="T84" style:family="text">
      <style:text-properties officeooo:rsid="01cef10e"/>
    </style:style>
    <style:style style:name="T85" style:family="text">
      <style:text-properties officeooo:rsid="01cfb356"/>
    </style:style>
    <style:style style:name="T86" style:family="text">
      <style:text-properties officeooo:rsid="01d925e0"/>
    </style:style>
    <style:style style:name="T87" style:family="text">
      <style:text-properties officeooo:rsid="01dce0c0"/>
    </style:style>
    <style:style style:name="T88" style:family="text">
      <style:text-properties officeooo:rsid="01e1e3d9"/>
    </style:style>
    <style:style style:name="T89" style:family="text">
      <style:text-properties officeooo:rsid="01e797c3"/>
    </style:style>
    <style:style style:name="T90" style:family="text">
      <style:text-properties officeooo:rsid="01ea165c"/>
    </style:style>
    <style:style style:name="T91" style:family="text">
      <style:text-properties officeooo:rsid="01eb94d0"/>
    </style:style>
    <style:style style:name="T92" style:family="text">
      <style:text-properties officeooo:rsid="01ebb50e"/>
    </style:style>
    <style:style style:name="T93" style:family="text">
      <style:text-properties officeooo:rsid="01ef4921"/>
    </style:style>
    <style:style style:name="T94" style:family="text">
      <style:text-properties officeooo:rsid="01efc764"/>
    </style:style>
    <style:style style:name="T95" style:family="text">
      <style:text-properties officeooo:rsid="01f0ee0d"/>
    </style:style>
    <style:style style:name="T96" style:family="text">
      <style:text-properties officeooo:rsid="01fa3bb2"/>
    </style:style>
    <style:style style:name="T97" style:family="text">
      <style:text-properties officeooo:rsid="01fb2bb3"/>
    </style:style>
    <style:style style:name="T98" style:family="text">
      <style:text-properties officeooo:rsid="01ff8880"/>
    </style:style>
    <style:style style:name="T99" style:family="text">
      <style:text-properties officeooo:rsid="0200d79b"/>
    </style:style>
    <style:style style:name="T100" style:family="text">
      <style:text-properties officeooo:rsid="02033aaa"/>
    </style:style>
    <style:style style:name="T101" style:family="text">
      <style:text-properties officeooo:rsid="021519ab"/>
    </style:style>
    <style:style style:name="T102" style:family="text">
      <style:text-properties officeooo:rsid="02185361"/>
    </style:style>
    <style:style style:name="T103" style:family="text">
      <style:text-properties officeooo:rsid="021a4057"/>
    </style:style>
    <style:style style:name="T104" style:family="text">
      <style:text-properties officeooo:rsid="021ca1c5"/>
    </style:style>
    <style:style style:name="T105" style:family="text">
      <style:text-properties officeooo:rsid="0227a972"/>
    </style:style>
    <style:style style:name="T106" style:family="text">
      <style:text-properties officeooo:rsid="022a14af"/>
    </style:style>
    <style:style style:name="T107" style:family="text">
      <style:text-properties officeooo:rsid="022d82a7"/>
    </style:style>
    <style:style style:name="T108" style:family="text">
      <style:text-properties officeooo:rsid="01263607"/>
    </style:style>
    <style:style style:name="T109" style:family="text">
      <style:text-properties officeooo:rsid="00e5b47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6" text:outline-level="2">Auspex</text:h>
      <text:p text:style-name="P10"><text:bookmark text:name="page94R_mcid1"/><text:span text:style-name="T2">○ Heightened Senses -</text:span> By concentrating, you can sharpen your senses to a preternatural degree,<text:bookmark text:name="page94R_mcid2"/> allowing you to track like a bloodhound, listen to conversations many rooms away, read a letter from across a room, and so forth. <text:s/><text:line-break/></text:p>
      <text:p text:style-name="P58"><text:span text:style-name="T2">○ Aura Perception -</text:span> You can <text:span text:style-name="T65">roll with </text:span><text:span text:style-name="T16">mental </text:span><text:span text:style-name="T65">to </text:span>glimpse <text:span text:style-name="T67">an individual’s </text:span>spiritual aura. <text:span text:style-name="T37">When you read an aura, you </text:span>can tell what their current emotions are; <text:span text:style-name="T68">most any supernatural nature</text:span>; if the<text:span text:style-name="T69">y’re tainted by diablerie or infernalism; or perhaps more</text:span>.</text:p>
      <text:p text:style-name="P19"/>
      <text:p text:style-name="P44"><text:span text:style-name="T41">⚅</text:span><text:span text:style-name="T33"> </text:span>On a 10+, you read the subject’s aura and <text:span text:style-name="T109">gain</text:span> an Edge <text:span text:style-name="T109">on them</text:span>. </text:p>
      <text:p text:style-name="P40"><text:span text:style-name="T33">⚅ </text:span>On a 7-9, you read the subject’s aura. </text:p>
      <text:p text:style-name="P19"><text:bookmark text:name="page94R_mcid3"/><text:span text:style-name="T33">⚅ </text:span>On a miss, you can’t read their aura for the rest of the scene.<text:line-break/></text:p>
      <text:p text:style-name="P2"><text:span text:style-name="T2">○ Premonitions -</text:span> If <text:span text:style-name="T70">your B</text:span>east has stirred at all tonight, nobody can get the drop on you.<text:bookmark text:name="page94R_mcid4"/><text:line-break/></text:p>
      <text:p text:style-name="P9"><text:span text:style-name="T2">○ The Spirit’s Touch (1) -</text:span> You touch an object and <text:span text:style-name="T53">r</text:span>oll with <text:span text:style-name="T2">mental </text:span><text:span text:style-name="T55">to</text:span> read the psychic impressions left <text:span text:style-name="T40">by the last person to significantly use it.</text:span></text:p>
      <text:p text:style-name="P8"/>
      <text:p text:style-name="P7"><text:span text:style-name="T33">⚅ </text:span>On a 10+, ask 3. </text:p>
      <text:p text:style-name="P7"><text:span text:style-name="T33">⚅ </text:span>On a 7-9, ask 2.</text:p>
      <text:list xml:id="list2194459515" text:style-name="L1">
        <text:list-item>
          <text:p text:style-name="P59"><text:span text:style-name="T39">What did the last user look like?</text:span> </text:p>
        </text:list-item>
        <text:list-item>
          <text:p text:style-name="P61">What was this object last used to do? </text:p>
        </text:list-item>
        <text:list-item>
          <text:p text:style-name="P61"><text:span text:style-name="T51">What was the last user </text:span>feel<text:span text:style-name="T39">ing</text:span> as they used it?</text:p>
        </text:list-item>
        <text:list-item>
          <text:p text:style-name="P61">How long <text:span text:style-name="T52">did the last user possess the object</text:span>?</text:p>
        </text:list-item>
        <text:list-item>
          <text:p text:style-name="P62">[Another similar question.]</text:p>
        </text:list-item>
      </text:list>
      <text:p text:style-name="P3"/>
      <text:p text:style-name="P4"><text:span text:style-name="T2">○ Telepathy (2) -</text:span> You can project your thoughts into the mind of anyone you can see or anyone who is blood bound to you. They’re aware the thoughts are not their own, but don’t recognize them as coming from you<text:span text:style-name="T36">—</text:span>unless you want them to, or they have an Edge on you.</text:p>
      <text:p text:style-name="P3"/>
      <text:p text:style-name="P2"><text:span text:style-name="T2">○ Invade the Mind (2) -</text:span> You can read the thoughts of anyone you can see or anyone who is blood bound to you. You can’t normally read another vampire’s thoughts, but can <text:bookmark text:name="page96R_mcid0"/>forcibly snatch a few moments of surface thoughts by making eye contact and stirring your Beast. <text:bookmark text:name="page96R_mcid1"/><text:line-break/></text:p>
      <text:p text:style-name="P51"/>
      <text:p text:style-name="P34"><text:span text:style-name="T18">○ Psychic Projection (3) -</text:span><text:span text:style-name="T17"> You can spend 1 blood to project your spirit out of your body and drift ephemerally through the world. Your spirit projection can use other Auspex moves, but cannot interact with the physical world. </text:span><text:span text:style-name="T29">A</text:span><text:span text:style-name="T17">t best, you can spend another 1 blood to appear as a ghostly presence to communicate with others.</text:span><text:bookmark text:name="page90R_mcid7"/></text:p>
      <text:h text:style-name="P67" text:outline-level="2">Dominate</text:h>
      <text:p text:style-name="P20"><text:bookmark text:name="page102R_mcid2"/><text:span text:style-name="T3">○ Command -</text:span><text:span text:style-name="T38"> You can speak a non-suicidal single-word command and roll with </text:span><text:span text:style-name="T3">mental</text:span><text:span text:style-name="T38">. </text:span><text:span text:style-name="T42">⚅</text:span><text:span text:style-name="T34"> </text:span><text:span text:style-name="T38">On a 10+, your victim obeys eagerly. </text:span><text:span text:style-name="T42">⚅</text:span><text:span text:style-name="T34"> </text:span><text:span text:style-name="T38">On a 7-9, they obey hesitantly, partially, or maliciously.</text:span><text:bookmark text:name="page102R_mcid3"/><text:span text:style-name="T38"><text:line-break/></text:span></text:p>
      <text:p text:style-name="P20"><text:span text:style-name="T3">○ Mesmerize (1) -</text:span><text:span text:style-name="T38"> You can roll with </text:span><text:span text:style-name="T5">mental </text:span><text:span text:style-name="T56">to </text:span><text:span text:style-name="T38">implant an intrusive thought or hypnotic suggestion in someone’s mind. <text:s/></text:span><text:span text:style-name="T42">⚅</text:span><text:span text:style-name="T34"> </text:span><text:span text:style-name="T38">On a 10+, they follow the suggestion exactly and consistently. </text:span><text:span text:style-name="T42">⚅</text:span><text:span text:style-name="T34"> </text:span><text:span text:style-name="T38">On a 7-9, </text:span><text:bookmark text:name="page102R_mcid4"/><text:span text:style-name="T38">they follow the suggestion only hesitantly, inconsistently, partially, or subject to their own interpretation.<text:line-break/></text:span></text:p>
      <text:p text:style-name="P20"><text:span text:style-name="T3">○ The Forgetful Mind (1) -</text:span><text:span text:style-name="T38"> You can murmur in someone’s ear and roll with </text:span><text:span text:style-name="T6">mental </text:span><text:span text:style-name="T57">to </text:span><text:span text:style-name="T59">erase</text:span><text:span text:style-name="T38"> their memories of an event or experience. </text:span><text:span text:style-name="T42">⚅</text:span><text:span text:style-name="T34"> </text:span><text:span text:style-name="T38">On a 10+, you can replace a real memory with a false memory. </text:span><text:span text:style-name="T42">⚅</text:span><text:span text:style-name="T34"> </text:span><text:span text:style-name="T38">On a 7-9, you can only make them forget a memory outright. </text:span><text:bookmark text:name="page102R_mcid5"/><text:span text:style-name="T38"><text:line-break/></text:span></text:p>
      <text:p text:style-name="P20"><text:span text:style-name="T3">○ Conditioning (3) -</text:span><text:span text:style-name="T38"> You can spend an Edge on someone to carry +1 forward ongoing to Dominate them.</text:span><text:bookmark text:name="page102R_mcid6"/><text:span text:style-name="T38"> This persists for the whole </text:span><text:span text:style-name="T71">story</text:span><text:span text:style-name="T72">.</text:span><text:span text:style-name="T38"><text:line-break/></text:span></text:p>
      <text:p text:style-name="P22"><text:span text:style-name="T3">○ Possession (4) -</text:span><text:span text:style-name="T38"> You can lock eyes with a mortal or ghoul and roll with </text:span><text:span text:style-name="T3">mental</text:span><text:span text:style-name="T38"> to possess their body. This only works if they have a Condition of mental weakness (such as </text:span><text:span text:style-name="T34">drained</text:span><text:span text:style-name="T38">, </text:span><text:span text:style-name="T34">exhausted</text:span><text:span text:style-name="T38">, </text:span><text:span text:style-name="T35">terrified</text:span><text:span text:style-name="T43">).</text:span></text:p>
      <text:p text:style-name="P21"/>
      <text:p text:style-name="P41"><text:span text:style-name="T42">⚅</text:span><text:span text:style-name="T34"> </text:span><text:span text:style-name="T38">On a 10+, you possess them for as long as you like. You can use mental Disciplines or blood sorcery through them. </text:span></text:p>
      <text:p text:style-name="P37"><text:span text:style-name="T42">⚅</text:span><text:span text:style-name="T34"> </text:span><text:span text:style-name="T38">On a 7-9, you possess them for an hour, but if you suffer any significant distraction, you must </text:span><text:span text:style-name="T34">stand your ground</text:span><text:span text:style-name="T38"> or lose control. Also choose 1: </text:span></text:p>
      <text:list xml:id="list748890235" text:style-name="L2">
        <text:list-item>
          <text:p text:style-name="P52"><text:span text:style-name="T38">you </text:span><text:span text:style-name="T7">cannot</text:span><text:span text:style-name="T38"> use Disciplines through them.</text:span></text:p>
        </text:list-item>
        <text:list-item>
          <text:p text:style-name="P53">you also suffer any harm they take.</text:p>
        </text:list-item>
      </text:list>
      <text:p text:style-name="P50"/>
      <text:h text:style-name="P68" text:outline-level="2">Thaumaturgy</text:h>
      <text:h text:style-name="P70" text:outline-level="3">Path of Blood</text:h>
      <text:p text:style-name="P24"><text:bookmark text:name="page156R_mcid6"/><text:span text:style-name="T3">○ </text:span><text:span text:style-name="T2">A Taste for Blood -</text:span> Touch someone’s blood and roll with <text:span text:style-name="T2">mental</text:span>.</text:p>
      <text:p text:style-name="P27"/>
      <text:p text:style-name="P24"><text:span text:style-name="T41">⚅</text:span><text:span text:style-name="T33"> </text:span>On a 10+, ask 2. </text:p>
      <text:p text:style-name="P24"><text:span text:style-name="T41">⚅</text:span><text:span text:style-name="T33"> </text:span>On a 7-9, ask 1.</text:p>
      <text:list xml:id="list875394154" text:style-name="L3">
        <text:list-item>
          <text:p text:style-name="P60">How healthy is their blood?</text:p>
        </text:list-item>
        <text:list-item>
          <text:p text:style-name="P63">When did they last drink blood?</text:p>
        </text:list-item>
        <text:list-item>
          <text:p text:style-name="P63">What is their Generation?</text:p>
        </text:list-item>
        <text:list-item>
          <text:p text:style-name="P64">How much blood do they have remaining?</text:p>
        </text:list-item>
        <text:list-item>
          <text:p text:style-name="P64">Have they committed diablerie in the last year?</text:p>
        </text:list-item>
        <text:list-item>
          <text:p text:style-name="P65"><text:bookmark text:name="page156R_mcid12"/><text:span text:style-name="T50">[Another similar question.]</text:span><text:line-break/></text:p>
        </text:list-item>
      </text:list>
      <text:p text:style-name="P23"><text:span text:style-name="T3">○ </text:span><text:span text:style-name="T2">Blood Rage (1) -</text:span> You can touch someone and spend 1 blood to force them to spend their own blood in a manner that you desire (healing, blood buffing, activating a Discipline, etc). <text:span text:style-name="T73">A</text:span>dditionally, their Beast stirs. <text:bookmark text:name="page156R_mcid13"/><text:line-break/></text:p>
      <text:p text:style-name="P25"><text:span text:style-name="T3">○ </text:span><text:span text:style-name="T2">Blood of Potency (2) -</text:span> Spend 1 blood and roll with <text:span text:style-name="T2">mental </text:span><text:span text:style-name="T58">to temporarily reduce your effective generation</text:span>. <text:span text:style-name="T66">Treat this as diablerie for the purposes of advances, but without the side effects.</text:span></text:p>
      <text:p text:style-name="P25"/>
      <text:p text:style-name="P42"><text:span text:style-name="T41">⚅</text:span><text:span text:style-name="T33"> </text:span>On a 10+, your Generation lowers <text:span text:style-name="T45">by 1 for several hours</text:span> and choose one: </text:p>
      <text:list xml:id="list3502057953" text:style-name="L4">
        <text:list-item>
          <text:p text:style-name="P54">it remains lowered until sunrise.</text:p>
        </text:list-item>
        <text:list-item>
          <text:p text:style-name="P54">it lowers by 2. </text:p>
        </text:list-item>
      </text:list>
      <text:p text:style-name="P38"><text:span text:style-name="T41">⚅</text:span><text:span text:style-name="T33"> </text:span>On a 7-9, your Generation lowers by 1 for the next several hours.<text:bookmark text:name="page156R_mcid14"/><text:line-break/></text:p>
      <text:p text:style-name="P23"><text:span text:style-name="T3">○ </text:span><text:span text:style-name="T2">Theft of Vitae (3) -</text:span> You can roll with <text:span text:style-name="T2">mental</text:span> to <text:span text:style-name="T33">fuck ‘em up</text:span>. This counts as attacking with your fangs, but it can be done from up to 50 feet away. <text:span text:style-name="T44">T</text:span>heir blood erupts out of<text:bookmark text:name="page158R_mcid0"/> their body and streams into your open mouth.<text:bookmark text:name="page158R_mcid1"/><text:line-break/></text:p>
      <text:p text:style-name="P35"><text:span text:style-name="T20">○ </text:span><text:span text:style-name="T19">Cauldron of Blood (4) -</text:span><text:span text:style-name="T22"> You can </text:span><text:span text:style-name="T27">fuck ‘em up</text:span><text:span text:style-name="T22"> by </text:span><text:span text:style-name="T26">rolling with </text:span><text:span text:style-name="T21">mental </text:span><text:span text:style-name="T28">to boil </text:span><text:span text:style-name="T23">the </text:span><text:span text:style-name="T22">blood inside their body with a touch. This costs 1 blood and inflicts 3 aggravated harm.</text:span></text:p>
      <text:h text:style-name="P69" text:outline-level="2"/>
      <text:h text:style-name="P72" text:outline-level="3"><text:soft-page-break/>The Lure of Flames</text:h>
      <text:p text:style-name="P36"><text:bookmark text:name="page158R_mcid4"/><text:span text:style-name="T20">○ </text:span><text:span text:style-name="T19">Candle of Flame -</text:span><text:span text:style-name="T22"> Spend 1 blood to create </text:span><text:span text:style-name="T24">a dancing candle flame on your fingertip</text:span><text:span text:style-name="T22">.</text:span><text:bookmark text:name="page158R_mcid5"/><text:span text:style-name="T22"><text:line-break/></text:span></text:p>
      <text:p text:style-name="P26"><text:span text:style-name="T3">○ </text:span><text:span text:style-name="T2">Palm of Flame (1) –</text:span> <text:span text:style-name="T74">Spend 1 blood to conjure a palm’s worth of flame</text:span>—enough to deal 1 aggravated harm.<text:bookmark text:name="page158R_mcid6"/><text:line-break/></text:p>
      <text:p text:style-name="P26"><text:span text:style-name="T3">○ </text:span><text:span text:style-name="T2">Cast the Flame (1) -</text:span> When you create flames, you can roll with <text:span text:style-name="T2">mental</text:span> to conjure <text:span text:style-name="T77">those </text:span>flames <text:span text:style-name="T75">anywhere within 30 feet</text:span>. <text:span text:style-name="T42">⚅ </text:span>On a 10+, the flames appear exactly where you want. <text:span text:style-name="T42">⚅ </text:span>On a 7-9, the flames appear more or less where you want. <text:bookmark text:name="page158R_mcid7"/><text:line-break/></text:p>
      <text:p text:style-name="P26"><text:span text:style-name="T3">○ </text:span><text:span text:style-name="T2">Roaring Flame (3) –</text:span> <text:span text:style-name="T76">Spend 1 blood to conjure a campfire’s worth of flame—enough to inflict </text:span>2 aggravated harm. <text:bookmark text:name="page158R_mcid8"/><text:line-break/></text:p>
      <text:p text:style-name="P36"><text:span text:style-name="T20">○ </text:span><text:span text:style-name="T19">Inferno (4) –</text:span><text:span text:style-name="T22"> </text:span><text:span text:style-name="T25">Spend 1 blood to conjure a raging bonfire of flame—enough to inflict 3 aggravated harm.</text:span></text:p>
      <text:h text:style-name="P70" text:outline-level="3">Path of the Father’s Vengeance</text:h>
      <text:p text:style-name="P5"><text:bookmark text:name="page166R_mcid4"/><text:span text:style-name="T3">○ </text:span><text:span text:style-name="T2">Zillah’s Litany -</text:span> Spend 1 blood to reveal any blood bonds or <text:span text:style-name="T105">Vinculum</text:span> ties another vampire possesses. <text:bookmark text:name="page166R_mcid5"/><text:line-break/></text:p>
      <text:p text:style-name="P5"><text:span text:style-name="T3">○ </text:span><text:span text:style-name="T2">The Crone’s Pride (1) -</text:span> Spend 1 blood to twist and wither another vampire’s features, giving them the Condition <text:span text:style-name="T33">hideous</text:span> for one week.<text:bookmark text:name="page166R_mcid6"/><text:line-break/></text:p>
      <text:p text:style-name="P5"><text:span text:style-name="T3">○ </text:span><text:span text:style-name="T2">Feast of Ashes (2) -</text:span> Spend 1 blood to render another vampire incapable of drawing nourishment from vitae for one week. During this time they can eat only ashes; doing so staves off the need to spend blood to rise the following night. <text:bookmark text:name="page166R_mcid7"/><text:line-break/></text:p>
      <text:p text:style-name="P5"><text:span text:style-name="T3">○ </text:span><text:span text:style-name="T2">Uriel’s Disfavor (3) -</text:span> Spend 1 blood to make another vampire allergic to light: all light is uncomfortable, and any bright, direct light (such as a flashlight or bare overhead bulb) inflicts 1 <text:span text:style-name="T78">normal </text:span>harm per minute of exposure. This curse lasts for a week. <text:bookmark text:name="page166R_mcid8"/><text:line-break/></text:p>
      <text:p text:style-name="P5"><text:span text:style-name="T3">○ </text:span><text:span text:style-name="T2">Valediction (4) -</text:span> Spend 1 blood to strip away the fruits of diablerie, returning another vampire to their original Generation for one week.</text:p>
      <text:h text:style-name="P70" text:outline-level="3">Movement of the Mind</text:h>
      <text:h text:style-name="P55" text:outline-level="2"><text:bookmark text:name="page158R_mcid11"/><text:span text:style-name="T3">○ </text:span><text:span text:style-name="T2">A Stirring in the World -</text:span> Spend 1 blood. For the next few moments, you can act <text:span text:style-name="T49">with telekinesis </text:span>upon anything you can see, so long as it weighs no more than a pound. </text:h>
      <text:p text:style-name="P47"><text:bookmark text:name="page160R_mcid0"/><text:line-break/><text:span text:style-name="T3">○ </text:span><text:span text:style-name="T2">Gathering Invisible Power (1) -</text:span> You <text:span text:style-name="T106">can </text:span>lift the weight of a small child or large dog. <text:span text:style-name="T79">You must already have </text:span><text:span text:style-name="T4">A Stirring in the World</text:span><text:span text:style-name="T60">.</text:span></text:p>
      <text:p text:style-name="P46"><text:bookmark text:name="page160R_mcid1"/><text:line-break/><text:span text:style-name="T3">○ </text:span><text:span text:style-name="T2">Invisible Arms of the Journeyman (1) –</text:span> <text:span text:style-name="T79">Your telekinetic control now lasts several minutes instead of a few moments. You may change the focus of your telekinesis at will during this time.</text:span></text:p>
      <text:p text:style-name="P48"/>
      <text:p text:style-name="P45"><text:span text:style-name="T3">○ </text:span><text:span text:style-name="T2">The Sorcerer’s Bootstraps (2) -</text:span> You can lift yourself <text:span text:style-name="T83">with telekinesis. This enables a limited kind of flight, but you’re hardly swift.</text:span><text:line-break/></text:p>
      <text:p text:style-name="P45"><text:span text:style-name="T3">○ </text:span><text:span text:style-name="T2">The Weight of a Man (2) -</text:span> You can lift the weight <text:span text:style-name="T107">of a very heavy man</text:span>. <text:span text:style-name="T84">You </text:span>can hurl <text:span text:style-name="T81">a person to do 1 harm</text:span>. You must already have <text:span text:style-name="T2">Gathering Invisible Power</text:span>. <text:bookmark text:name="page160R_mcid4"/><text:line-break/></text:p>
      <text:p text:style-name="P45"><text:span text:style-name="T3">○ </text:span><text:span text:style-name="T2">Atlas Roars (3) -</text:span> You can lift the weight of a ca<text:span text:style-name="T85">r. You can hurl a person for 2 harm</text:span>. You must already have <text:span text:style-name="T2">The Weight of a Man. </text:span></text:p>
      <text:p text:style-name="P49"/>
      <text:p text:style-name="P45"><text:span text:style-name="T3">○ </text:span><text:span text:style-name="T2">Invisible Arms of the Master (3) –</text:span> <text:span text:style-name="T80">Your telekinetic control now lasts an entire scene instead of a few minutes. </text:span>You must already have <text:span text:style-name="T2">Invisible Arms of the Journeyman.</text:span></text:p>
      <text:h text:style-name="P71" text:outline-level="3">Path of <text:span text:style-name="T87">Conjuring</text:span></text:h>
      <text:p text:style-name="P15"><text:bookmark text:name="page164R_mcid7"/><text:span text:style-name="T3">○ </text:span><text:span text:style-name="T2">Summon the </text:span><text:span text:style-name="T14">Platonic</text:span><text:span text:style-name="T2"> Form</text:span><text:span text:style-name="T9"> –</text:span> <text:span text:style-name="T88">Conjure an object from the void by s</text:span>pend<text:span text:style-name="T88">ing</text:span> 1 blood and roll<text:span text:style-name="T88">ing</text:span> with <text:span text:style-name="T2">mental</text:span>. You can only conjure a simple object with no moving parts; made of a single substance; <text:span text:style-name="T99">which you can picture perfectly in every detail. It disappears again into nothing after a few moments.</text:span></text:p>
      <text:p text:style-name="P14"/>
      <text:p text:style-name="P43"><text:span text:style-name="T42">⚅ </text:span>On a 10+, you conjure the exact thing you want. </text:p>
      <text:p text:style-name="P39"><text:span text:style-name="T42">⚅ </text:span>On a 7-9, you conjure the thing, <text:span text:style-name="T89">but pick 1:</text:span></text:p>
      <text:list xml:id="list3401295788" text:style-name="L5">
        <text:list-item>
          <text:p text:style-name="P56">it <text:span text:style-name="T97">looks </text:span>obviously fake.</text:p>
        </text:list-item>
        <text:list-item>
          <text:p text:style-name="P56">it’s <text:span text:style-name="T96">relatively </text:span>fragile.</text:p>
        </text:list-item>
        <text:list-item>
          <text:p text:style-name="P57">it dissolves into a sticky goo when it expires.</text:p>
        </text:list-item>
      </text:list>
      <text:p text:style-name="P12"/>
      <text:p text:style-name="P18"><text:span text:style-name="T3">○ </text:span><text:span text:style-name="T2">Permanency (1) -</text:span><text:span text:style-name="T54"> </text:span><text:span text:style-name="T64">W</text:span><text:span text:style-name="T63">hen using any Path of Conjuring move, </text:span><text:span text:style-name="T64">y</text:span>ou may spend 1 extra bloo<text:span text:style-name="T101">d</text:span> to make the <text:span text:style-name="T102">conjuration </text:span>permanent.</text:p>
      <text:p text:style-name="P28"/>
      <text:p text:style-name="P17"><text:span text:style-name="T3">○ </text:span><text:span text:style-name="T2">Magic of the Smith (1) - </text:span>You can <text:span text:style-name="T93">2 blood </text:span>to conjure complex objects made of multiple substances <text:span text:style-name="T94">and </text:span>parts. <text:span text:style-name="T95">You must have </text:span><text:span text:style-name="T10">Summon the Simple Form</text:span><text:span text:style-name="T62"> and roll using the same table.</text:span></text:p>
      <text:p text:style-name="P12"/>
      <text:p text:style-name="P13"><text:span text:style-name="T3">○ </text:span><text:span text:style-name="T12">Unravel</text:span><text:span text:style-name="T2"> (2) -</text:span> You can spend 1 blood to banish <text:span text:style-name="T100">back into the void anything conjured with moves from the Path of Conjuring. You can spend 2 blood to banish a tangible conjuring summoned with any other earthly power.</text:span></text:p>
      <text:p text:style-name="P12"/>
      <text:p text:style-name="P16"><text:span text:style-name="T3">○ </text:span><text:span text:style-name="T13">Parody of Life</text:span><text:span text:style-name="T2"> (3) -</text:span> Spend <text:span text:style-name="T90">3 </text:span>blood to create a <text:span text:style-name="T104">living </text:span>simulacra. This creature lacks free will and will obey your commands. Its blood lacks in vital essence and cannot nourish you. <text:span text:style-name="T91">It disappears into the void again at the end of the scene. </text:span>If enchanted with Permanency, it still unravels <text:span text:style-name="T92">at sunrise. You must have </text:span><text:span text:style-name="T11">Magic of the Smith</text:span><text:span text:style-name="T62"> and roll using the same table.</text:span></text:p>
      <text:h text:style-name="P70" text:outline-level="3">The Green Path</text:h>
      <text:p text:style-name="P11"><text:bookmark text:name="page162R_mcid3"/><text:span text:style-name="T3">○ </text:span><text:span text:style-name="T2">Herbal Wisdom -</text:span> You can speak with plants. <text:span text:style-name="T103">They’re frequently somewhat bitter.</text:span></text:p>
      <text:p text:style-name="P11"><text:bookmark text:name="page162R_mcid4"/><text:line-break/><text:span text:style-name="T3">○ </text:span><text:span text:style-name="T2">Speed the Season’s Passing (1) -</text:span> Touch a plant and spend 1 blood to cause it to grow 10 years in a matter of moments, or to wither and decay. </text:p>
      <text:p text:style-name="P11"><text:bookmark text:name="page162R_mcid5"/><text:line-break/><text:span text:style-name="T3">○ </text:span><text:span text:style-name="T2">Dance of Vines (2) -</text:span> You can spend 1 blood to animate vines, creepers, and roots. <text:span text:style-name="T48">They grasp, crush, and slash to</text:span> inflict 1 harm. <text:span text:style-name="T98">R</text:span>oll <text:span text:style-name="T86">with </text:span><text:span text:style-name="T8">mental</text:span><text:span text:style-name="T61"> to</text:span> <text:span text:style-name="T33">fuck ‘em up.</text:span></text:p>
      <text:p text:style-name="P11"><text:bookmark text:name="page162R_mcid6"/><text:line-break/><text:span text:style-name="T3">○ </text:span><text:span text:style-name="T2">Verdant Haven (2) -</text:span> Spend 1 blood to cause nearby plants to grow and weave around you, encasing you in a sarcophagus of wood and leaves so densely woven that it can block out sunlight. The Verdant Haven is durable enough to resist all but the most determined attempts to breach it <text:span text:style-name="T82">and lasts until the next sunset.</text:span></text:p>
      <text:p text:style-name="P11"><text:bookmark text:name="page162R_mcid7"/><text:line-break/><text:span text:style-name="T3">○ </text:span><text:span text:style-name="T2">Awaken the Forest Giants (3) -</text:span> Spend 1 blood to animate a tree for several minutes. The Forest Giant is capable of uprooting itself to slowly ‘walk’ and may smash and thrash with its enormously powerful limbs for 3 harm.</text:p>
      <text:h text:style-name="P73" text:outline-level="3">Thaumaturgy Rituals</text:h>
      <text:p text:style-name="P6"><text:bookmark text:name="page168R_mcid12"/><text:span text:style-name="T3">○ </text:span><text:span text:style-name="T47">Blood Rush (1) -</text:span><text:span text:style-name="T46"> Pierce yourself with the fang of a predatory beast, inflicting 1 harm, to feel a simulated rush as though you were drinking blood. This quells the Beast once per night.</text:span></text:p>
      <text:p text:style-name="P29"/>
      <text:p text:style-name="P30"><text:bookmark text:name="page170R_mcid0"/><text:span text:style-name="T3">○ </text:span><text:span text:style-name="T2">Domino of Life (1) - </text:span>Keep an enchanted vial of blood on your person. While you do so, you may convincingly fake one sign of life (breathing, body temperature, ability to eat, etc). <text:bookmark text:name="page170R_mcid1"/><text:line-break/></text:p>
      <text:p text:style-name="P30"><text:span text:style-name="T3">○ </text:span><text:span text:style-name="T2">Communicate with Kindred Sire (1) -</text:span> Meditate upon an object owned by your sire for 30 minutes to communicate with them telepathically for 10 minutes. <text:bookmark text:name="page170R_mcid2"/><text:line-break/></text:p>
      <text:p text:style-name="P30"><text:span text:style-name="T3">○ </text:span><text:span text:style-name="T2">Bind the Accusing Tongue (2) - </text:span>Wind a black silk cord around a lock of the target’s hair and a photograph or effigy of them. The next time they attempt to speak ill of you, they are unable to do so for one scene. <text:bookmark text:name="page170R_mcid3"/><text:line-break/></text:p>
      <text:p text:style-name="P30"><text:span text:style-name="T3">○ </text:span><text:span text:style-name="T2">Defense of the Sacred Haven (2) - </text:span>Spend 1 blood and spend an hour painting a small room with bloody glyphs. Sunlight cannot enter the room so long as you remain within. <text:bookmark text:name="page170R_mcid4"/><text:line-break/></text:p>
      <text:p text:style-name="P30"><text:span text:style-name="T3">○ </text:span><text:span text:style-name="T2">Devil’s Touch (2) - </text:span>Place an unlucky penny in a mortal’s pocket. They gain the Condition loathsome until the sun rises. <text:bookmark text:name="page170R_mcid5"/><text:line-break/></text:p>
      <text:p text:style-name="P30"><text:span text:style-name="T3">○ </text:span><text:span text:style-name="T2">Purity of Flesh (2) - </text:span>Meditate for an hour in a circle of 13 sharp stones to purge all impurities from your body: poisons, diseases, bullets, tattoo ink, etc. <text:bookmark text:name="page170R_mcid6"/><text:line-break/></text:p>
      <text:p text:style-name="P30"><text:span text:style-name="T3">○ </text:span><text:span text:style-name="T2">Deflection of Wooden Doom (3) - </text:span>Surround yourself with a circle of wood for an hour, then keep a splinter under your tongue. You cannot be staked until the sun next sets. <text:bookmark text:name="page170R_mcid7"/><text:line-break/></text:p>
      <text:p text:style-name="P30"><text:span text:style-name="T3">○ </text:span><text:span text:style-name="T2">Illuminate the Trail of Prey (3) - </text:span>Burn a white satin ribbon while envisioning your prey or speaking their name. Afterwards, you see the path they have taken blazing as a trail of light, until they pass through water or reach their destination. <text:bookmark text:name="page170R_mcid8"/><text:line-break/></text:p>
      <text:p text:style-name="P30"><text:span text:style-name="T3">○ </text:span><text:span text:style-name="T2">Incantation of the Shepherd (3) - </text:span>Turn widdershins while holding up a glass vessel before each eye, and learn where all members of your herd are currently located. <text:bookmark text:name="page170R_mcid9"/><text:line-break/></text:p>
      <text:p text:style-name="P30"><text:span text:style-name="T3">○ </text:span><text:span text:style-name="T2">Wake with Evening’s Freshness (3) - </text:span>Scatter the ashes of burned feathers around your resting place before sleeping, and awaken at the first hint of danger. <text:bookmark text:name="page170R_mcid10"/><text:line-break/></text:p>
      <text:p text:style-name="P30"><text:span text:style-name="T3">○ </text:span><text:span text:style-name="T2">Blood Walk (3) - </text:span>Perform a three hour ritual over a blood sample to learn its owner’s lineage and any blood bonds with which they’re involved.</text:p>
      <text:p text:style-name="P29"/>
      <text:p text:style-name="P30"><text:bookmark text:name="page172R_mcid0"/><text:span text:style-name="T3">○ </text:span><text:span text:style-name="T2">Engaging the Vessel of Transference (4) - </text:span>Spend 3 hours enchanting a vessel and filling it with 1 blood (it doesn’t have to be yours), then seal it. Afterwards, whoever holds it with their bare hand exchanges their own blood for the blood within the vessel. <text:bookmark text:name="page172R_mcid1"/><text:line-break/></text:p>
      <text:p text:style-name="P30"><text:span text:style-name="T3">○ </text:span><text:span text:style-name="T2">Burning Blade (4) - </text:span>Cut your hand with an edged weapon, suffering 1 harm and spending 1 blood. Its next attack inflicts aggravated harm. <text:bookmark text:name="page172R_mcid2"/><text:line-break/></text:p>
      <text:p text:style-name="P30"><text:span text:style-name="T3">○ </text:span><text:span text:style-name="T2">Principal Focus of Vitae Infusion (4) - </text:span>Perform a 1-hour ritual to imbue a small object with 1 blood. Speak a word of command to dissolve the object into blood for your consumption. <text:bookmark text:name="page172R_mcid3"/><text:line-break/></text:p>
      <text:p text:style-name="P30"><text:span text:style-name="T3">○ </text:span><text:span text:style-name="T2">Recure of the Homeland (5) - </text:span>Mix 2 blood with soil from your homeland to create a healing paste capable of erasing 1 aggravated harm. You can only use this ritual once per night. <text:bookmark text:name="page172R_mcid4"/><text:line-break/></text:p>
      <text:p text:style-name="P30"><text:span text:style-name="T3">○ </text:span><text:span text:style-name="T2">Ward Versus Ghouls (5) - </text:span>Spend 1 blood and 10 minutes painting a glyph on any object. If a ghoul touches this object, she suffers 2 harm. <text:bookmark text:name="page172R_mcid5"/><text:line-break/></text:p>
      <text:p text:style-name="P30"><text:span text:style-name="T3">○ </text:span><text:span text:style-name="T2">Clinging of the Insect (5) - </text:span>Keep a live spider under your tongue. For the rest of the scene, you may climb upon and cling to walls and ceilings. <text:bookmark text:name="page172R_mcid6"/><text:line-break/></text:p>
      <text:p text:style-name="P30"><text:span text:style-name="T3">○ </text:span><text:span text:style-name="T2">Mirror of Second Sight (5) - </text:span>Bathe a mirror in 3 blood. Forever after, the mirror will reflect the true nature of whatever is shown in it (such as the beastly form of a Lupine, or the enchanted visage of a faerie).</text:p>
      <text:p text:style-name="P31"/>
      <text:p text:style-name="P30"><text:span text:style-name="T3">○ </text:span><text:span text:style-name="T2">Ward Versus Lupines (6) - </text:span>Spend 1 blood and 10 minutes painting a glyph on any object. If a Lupine touches this object, she suffers 2 harm. <text:bookmark text:name="page172R_mcid8"/><text:line-break/></text:p>
      <text:p text:style-name="P30"><text:span text:style-name="T3">○ </text:span><text:span text:style-name="T2">Incorporeal Passage (6) - </text:span>Perform a two hour ritual and carry a shard of broken mirror. For one scene you are incorporeal and may pass through walls and objects like a ghost. <text:bookmark text:name="page172R_mcid9"/><text:line-break/></text:p>
      <text:p text:style-name="P30"><text:span text:style-name="T3">○ </text:span><text:span text:style-name="T2">Pavis of Foul Presence (6) - </text:span>Perform a three hour ritual and wind a blue silk cord around your neck. The next time someone targets you with a Presence move during the same night, its effects rebound back upon them.</text:p>
      <text:p text:style-name="P32"/>
      <text:p text:style-name="P30"><text:bookmark text:name="page174R_mcid0"/><text:span text:style-name="T3">○ </text:span><text:span text:style-name="T2">Ward Versus Kindred (7) - </text:span>Spend 1 blood and 10 minutes painting a glyph on any object. If a vampire touches this object, she suffers 2 harm. <text:bookmark text:name="page174R_mcid1"/><text:line-break/></text:p>
      <text:p text:style-name="P30"><text:span text:style-name="T3">○ </text:span><text:span text:style-name="T2">Bone of Lies (7) - </text:span>Drench a 200 year old human bone in 5 blood. Afterwards, whoever holds the bone is compelled to tell the truth. The bone darkens each time it ‘absorbs’ an attempt to lie, becoming pitch black and losing all power after negating 5 lies. <text:bookmark text:name="page174R_mcid2"/><text:line-break/></text:p>
      <text:p text:style-name="P30"><text:span text:style-name="T3">○ </text:span><text:span text:style-name="T2">Heart of Stone (7) - </text:span>Burn a candle over your heart for seven hours. Your heart turns to stone, becoming impervious to staking, but you also gain the Condition <text:span text:style-name="T33">heartless</text:span>, losing all empathy. This ritual lasts until you speak a magic command to end it. <text:bookmark text:name="page174R_mcid3"/><text:line-break/></text:p>
      <text:p text:style-name="P30"><text:span text:style-name="T3">○ </text:span><text:span text:style-name="T2">Ward Versus Ghosts (8) - </text:span>Spend 1 blood and 10 minutes painting a glyph on any object. If a ghost touches this object, she suffers 2 harm. <text:bookmark text:name="page174R_mcid4"/><text:line-break/></text:p>
      <text:p text:style-name="P30"><text:span text:style-name="T3">○ </text:span><text:span text:style-name="T2">Ward Versus Spirits (8) - </text:span>Spend 1 blood and 10 minutes painting a glyph on any object. If a spirit touches this object, she suffers 2 harm. <text:bookmark text:name="page174R_mcid5"/><text:line-break/></text:p>
      <text:p text:style-name="P30"><text:span text:style-name="T3">○ </text:span><text:span text:style-name="T2">Ward Versus Demons (8) - </text:span>Spend 1 blood and 10 minutes painting a glyph on any object. If a demon touches this object, she suffers 2 harm. <text:bookmark text:name="page174R_mcid6"/><text:line-break/></text:p>
      <text:p text:style-name="P30"><text:span text:style-name="T3">○ </text:span><text:span text:style-name="T2">Blood Contract (8) - </text:span>Spend 2 blood and three nights drawing up a contract in blood; its signatories must sign it in their own blood. Whosoever breaks this contract will be punished by horrible supernatural curses devised by the Storyteller, up to and including excruciation by demons called up from Hell by the power of the blood. <text:bookmark text:name="page174R_mcid7"/><text:line-break/></text:p>
      <text:p text:style-name="P30"><text:span text:style-name="T3">○ </text:span><text:span text:style-name="T2">Enchant Talisman (8) - </text:span>Perform a ritual requiring six hours per night over 28 nights to create a blood wizard’s tool such as a magic staff or amulet. While you wield your talisman, attempts to direct blood magic against you carry -1 forward or suffer Disadvantage, and your own blood sorcery carries +1 forward. <text:bookmark text:name="page174R_mcid8"/><text:line-break/></text:p>
      <text:p text:style-name="P33"><text:span text:style-name="T31">○ </text:span><text:span text:style-name="T30">Escape to a True Friend (8) - </text:span><text:span text:style-name="T32">Build a ritual circle, laboring for six hours on six consecutive nights, spending 1 blood per night. Afterwards, you may step into the circle and speak the name of someone you trust implicitly, and will be whisked to their side. You can take one other person with yo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Cloister Black" fo:font-size="18pt" officeooo:rsid="0054d6dd" officeooo:paragraph-rsid="0054d6dd" style:font-size-asian="18pt" style:font-size-complex="18pt"/>
    </style:style>
    <style:style style:name="MT1" style:family="text">
      <style:text-properties officeooo:rsid="00c88ec4"/>
    </style:style>
    <style:page-layout style:name="Mpm1">
      <style:page-layout-properties fo:page-width="11in" fo:page-height="8.5in" style:num-format="1" style:print-orientation="landscape" fo:margin-top="0.25in" fo:margin-bottom="0.25in" fo:margin-left="0.25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remere</text:span> Disciplines</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9T10:01:56.975620129</meta:creation-date>
    <dc:date>2021-11-15T11:03:36.755172129</dc:date>
    <meta:editing-duration>P1DT23H26M31S</meta:editing-duration>
    <meta:editing-cycles>474</meta:editing-cycles>
    <meta:generator>LibreOffice/6.0.7.3$Linux_X86_64 LibreOffice_project/00m0$Build-3</meta:generator>
    <meta:print-date>2021-11-09T16:41:29.563332695</meta:print-date>
    <meta:document-statistic meta:table-count="0" meta:image-count="0" meta:object-count="0" meta:page-count="3" meta:paragraph-count="117" meta:word-count="2952" meta:character-count="15710" meta:non-whitespace-character-count="12785"/>
  </office:meta>
</office:document-meta>
</file>